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93D8F042C6A945DB.png" manifest:media-type="image/png"/>
  <manifest:file-entry manifest:full-path="Pictures/10000312000002E50000027B50A829AA25BF1EA1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397cm" fo:margin-left="0cm" fo:margin-top="0cm" fo:margin-bottom="0cm" table:align="left" style:writing-mode="lr-tb"/>
    </style:style>
    <style:style style:name="Table1.A" style:family="table-column">
      <style:table-column-properties style:column-width="1.3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164cm" fo:margin-left="0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3.958cm" fo:margin-left="0cm" fo:margin-top="0cm" fo:margin-bottom="0cm" table:align="left" style:writing-mode="lr-tb"/>
    </style:style>
    <style:style style:name="Table3.A" style:family="table-column">
      <style:table-column-properties style:column-width="3.9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164cm" fo:margin-left="0cm" fo:margin-top="0cm" fo:margin-bottom="0cm" table:align="left" style:writing-mode="lr-tb"/>
    </style:style>
    <style:style style:name="Table4.A" style:family="table-column">
      <style:table-column-properties style:column-width="1.1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3.958cm" fo:margin-left="0cm" fo:margin-top="0cm" fo:margin-bottom="0cm" table:align="left" style:writing-mode="lr-tb"/>
    </style:style>
    <style:style style:name="Table5.A" style:family="table-column">
      <style:table-column-properties style:column-width="3.95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02cm" fo:margin-left="0cm" fo:margin-top="0cm" fo:margin-bottom="0cm" table:align="left" style:writing-mode="lr-tb"/>
    </style:style>
    <style:style style:name="Table6.A" style:family="table-column">
      <style:table-column-properties style:column-width="1.0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5.921cm" style:rel-width="100%" fo:margin-left="0cm" fo:margin-top="0cm" fo:margin-bottom="0cm" table:align="left" style:writing-mode="lr-tb"/>
    </style:style>
    <style:style style:name="Table7.A" style:family="table-column">
      <style:table-column-properties style:column-width="0.912cm" style:rel-column-width="3755*"/>
    </style:style>
    <style:style style:name="Table7.B" style:family="table-column">
      <style:table-column-properties style:column-width="15.009cm" style:rel-column-width="6177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e4f3" fo:padding="0.265cm" fo:border="none">
        <style:background-image/>
      </style:table-cell-properties>
    </style:style>
    <style:style style:name="Table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.A2" style:family="table-cell">
      <style:table-cell-properties style:vertical-align="middle" fo:padding-left="0.529cm" fo:padding-right="0.265cm" fo:padding-top="0.265cm" fo:padding-bottom="0.265cm" fo:border="none"/>
    </style:style>
    <style:style style:name="Table7.A4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1.397cm" fo:margin-left="0cm" fo:margin-top="0cm" fo:margin-bottom="0cm" table:align="left" style:writing-mode="lr-tb"/>
    </style:style>
    <style:style style:name="Table1.A" style:family="table-column">
      <style:table-column-properties style:column-width="1.3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164cm" fo:margin-left="0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3.958cm" fo:margin-left="0cm" fo:margin-top="0cm" fo:margin-bottom="0cm" table:align="left" style:writing-mode="lr-tb"/>
    </style:style>
    <style:style style:name="Table3.A" style:family="table-column">
      <style:table-column-properties style:column-width="3.9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164cm" fo:margin-left="0cm" fo:margin-top="0cm" fo:margin-bottom="0cm" table:align="left" style:writing-mode="lr-tb"/>
    </style:style>
    <style:style style:name="Table4.A" style:family="table-column">
      <style:table-column-properties style:column-width="1.1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3.958cm" fo:margin-left="0cm" fo:margin-top="0cm" fo:margin-bottom="0cm" table:align="left" style:writing-mode="lr-tb"/>
    </style:style>
    <style:style style:name="Table5.A" style:family="table-column">
      <style:table-column-properties style:column-width="3.95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02cm" fo:margin-left="0cm" fo:margin-top="0cm" fo:margin-bottom="0cm" table:align="left" style:writing-mode="lr-tb"/>
    </style:style>
    <style:style style:name="Table6.A" style:family="table-column">
      <style:table-column-properties style:column-width="1.0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8" style:family="table">
      <style:table-properties style:width="1.037cm" fo:margin-left="0cm" fo:margin-top="0cm" fo:margin-bottom="0cm" table:align="left" style:writing-mode="lr-tb"/>
    </style:style>
    <style:style style:name="Table8.A" style:family="table-column">
      <style:table-column-properties style:column-width="1.0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5cm" fo:margin-left="0cm" fo:margin-top="0cm" fo:margin-bottom="0cm" table:align="left" style:writing-mode="lr-tb"/>
    </style:style>
    <style:style style:name="Table9.A" style:family="table-column">
      <style:table-column-properties style:column-width="1.0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3.958cm" fo:margin-left="0cm" fo:margin-top="0cm" fo:margin-bottom="0cm" table:align="left" style:writing-mode="lr-tb"/>
    </style:style>
    <style:style style:name="Table10.A" style:family="table-column">
      <style:table-column-properties style:column-width="3.95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0.503cm" fo:margin-top="0cm" fo:margin-bottom="0cm" table:align="left" style:writing-mode="lr-tb"/>
    </style:style>
    <style:style style:name="Table11.A" style:family="table-column">
      <style:table-column-properties style:column-width="0.503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37cm" fo:margin-left="0cm" fo:margin-top="0cm" fo:margin-bottom="0cm" table:align="left" style:writing-mode="lr-tb"/>
    </style:style>
    <style:style style:name="Table12.A" style:family="table-column">
      <style:table-column-properties style:column-width="1.0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025cm" fo:margin-left="0cm" fo:margin-top="0cm" fo:margin-bottom="0cm" table:align="left" style:writing-mode="lr-tb"/>
    </style:style>
    <style:style style:name="Table13.A" style:family="table-column">
      <style:table-column-properties style:column-width="1.0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2cm" fo:margin-left="0cm" fo:margin-top="0cm" fo:margin-bottom="0cm" table:align="left" style:writing-mode="lr-tb"/>
    </style:style>
    <style:style style:name="Table14.A" style:family="table-column">
      <style:table-column-properties style:column-width="1.0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3.958cm" fo:margin-left="0cm" fo:margin-top="0cm" fo:margin-bottom="0cm" table:align="left" style:writing-mode="lr-tb"/>
    </style:style>
    <style:style style:name="Table15.A" style:family="table-column">
      <style:table-column-properties style:column-width="3.95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5.921cm" style:rel-width="100%" fo:margin-left="0cm" fo:margin-top="0cm" fo:margin-bottom="0cm" table:align="left" style:writing-mode="lr-tb"/>
    </style:style>
    <style:style style:name="Table16.A" style:family="table-column">
      <style:table-column-properties style:column-width="0.912cm" style:rel-column-width="3755*"/>
    </style:style>
    <style:style style:name="Table16.B" style:family="table-column">
      <style:table-column-properties style:column-width="15.009cm" style:rel-column-width="61779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8e4f3" fo:padding="0.265cm" fo:border="none">
        <style:background-image/>
      </style:table-cell-properties>
    </style:style>
    <style:style style:name="Table1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.A2" style:family="table-cell">
      <style:table-cell-properties style:vertical-align="middle" fo:padding-left="0.529cm" fo:padding-right="0.265cm" fo:padding-top="0.265cm" fo:padding-bottom="0.265cm" fo:border="none"/>
    </style:style>
    <style:style style:name="Table16.A4" style:family="table-cell">
      <style:table-cell-properties style:vertical-align="middle" fo:padding-left="0.529cm" fo:padding-right="0.265cm" fo:padding-top="0.265cm" fo:padding-bottom="0.265cm" fo:border="none"/>
    </style:style>
    <style:style style:name="Table8" style:family="table">
      <style:table-properties style:width="1.037cm" fo:margin-left="0cm" fo:margin-top="0cm" fo:margin-bottom="0cm" table:align="left" style:writing-mode="lr-tb"/>
    </style:style>
    <style:style style:name="Table8.A" style:family="table-column">
      <style:table-column-properties style:column-width="1.0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5cm" fo:margin-left="0cm" fo:margin-top="0cm" fo:margin-bottom="0cm" table:align="left" style:writing-mode="lr-tb"/>
    </style:style>
    <style:style style:name="Table9.A" style:family="table-column">
      <style:table-column-properties style:column-width="1.0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3.958cm" fo:margin-left="0cm" fo:margin-top="0cm" fo:margin-bottom="0cm" table:align="left" style:writing-mode="lr-tb"/>
    </style:style>
    <style:style style:name="Table10.A" style:family="table-column">
      <style:table-column-properties style:column-width="3.95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0.503cm" fo:margin-top="0cm" fo:margin-bottom="0cm" table:align="left" style:writing-mode="lr-tb"/>
    </style:style>
    <style:style style:name="Table11.A" style:family="table-column">
      <style:table-column-properties style:column-width="0.503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37cm" fo:margin-left="0cm" fo:margin-top="0cm" fo:margin-bottom="0cm" table:align="left" style:writing-mode="lr-tb"/>
    </style:style>
    <style:style style:name="Table12.A" style:family="table-column">
      <style:table-column-properties style:column-width="1.0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025cm" fo:margin-left="0cm" fo:margin-top="0cm" fo:margin-bottom="0cm" table:align="left" style:writing-mode="lr-tb"/>
    </style:style>
    <style:style style:name="Table13.A" style:family="table-column">
      <style:table-column-properties style:column-width="1.0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2cm" fo:margin-left="0cm" fo:margin-top="0cm" fo:margin-bottom="0cm" table:align="left" style:writing-mode="lr-tb"/>
    </style:style>
    <style:style style:name="Table14.A" style:family="table-column">
      <style:table-column-properties style:column-width="1.0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3.958cm" fo:margin-left="0cm" fo:margin-top="0cm" fo:margin-bottom="0cm" table:align="left" style:writing-mode="lr-tb"/>
    </style:style>
    <style:style style:name="Table15.A" style:family="table-column">
      <style:table-column-properties style:column-width="3.95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7" style:family="table">
      <style:table-properties style:width="1.037cm" fo:margin-left="0cm" fo:margin-top="0cm" fo:margin-bottom="0cm" table:align="left" style:writing-mode="lr-tb"/>
    </style:style>
    <style:style style:name="Table17.A" style:family="table-column">
      <style:table-column-properties style:column-width="1.03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025cm" fo:margin-left="0cm" fo:margin-top="0cm" fo:margin-bottom="0cm" table:align="left" style:writing-mode="lr-tb"/>
    </style:style>
    <style:style style:name="Table18.A" style:family="table-column">
      <style:table-column-properties style:column-width="1.02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2cm" fo:margin-left="0cm" fo:margin-top="0cm" fo:margin-bottom="0cm" table:align="left" style:writing-mode="lr-tb"/>
    </style:style>
    <style:style style:name="Table19.A" style:family="table-column">
      <style:table-column-properties style:column-width="1.0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3.958cm" fo:margin-left="0cm" fo:margin-top="0cm" fo:margin-bottom="0cm" table:align="left" style:writing-mode="lr-tb"/>
    </style:style>
    <style:style style:name="Table20.A" style:family="table-column">
      <style:table-column-properties style:column-width="3.95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037cm" fo:margin-left="0cm" fo:margin-top="0cm" fo:margin-bottom="0cm" table:align="left" style:writing-mode="lr-tb"/>
    </style:style>
    <style:style style:name="Table21.A" style:family="table-column">
      <style:table-column-properties style:column-width="1.03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25cm" fo:margin-left="0cm" fo:margin-top="0cm" fo:margin-bottom="0cm" table:align="left" style:writing-mode="lr-tb"/>
    </style:style>
    <style:style style:name="Table22.A" style:family="table-column">
      <style:table-column-properties style:column-width="1.02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2cm" fo:margin-left="0cm" fo:margin-top="0cm" fo:margin-bottom="0cm" table:align="left" style:writing-mode="lr-tb"/>
    </style:style>
    <style:style style:name="Table23.A" style:family="table-column">
      <style:table-column-properties style:column-width="1.02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3.958cm" fo:margin-left="0cm" fo:margin-top="0cm" fo:margin-bottom="0cm" table:align="left" style:writing-mode="lr-tb"/>
    </style:style>
    <style:style style:name="Table24.A" style:family="table-column">
      <style:table-column-properties style:column-width="3.958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5.921cm" style:rel-width="100%" fo:margin-left="0cm" fo:margin-top="0cm" fo:margin-bottom="0cm" table:align="left" style:writing-mode="lr-tb"/>
    </style:style>
    <style:style style:name="Table25.A" style:family="table-column">
      <style:table-column-properties style:column-width="0.91cm" style:rel-column-width="3748*"/>
    </style:style>
    <style:style style:name="Table25.B" style:family="table-column">
      <style:table-column-properties style:column-width="15.011cm" style:rel-column-width="61786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8e4f3" fo:padding="0.265cm" fo:border="none">
        <style:background-image/>
      </style:table-cell-properties>
    </style:style>
    <style:style style:name="Table2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.A2" style:family="table-cell">
      <style:table-cell-properties style:vertical-align="middle" fo:padding-left="0.529cm" fo:padding-right="0.265cm" fo:padding-top="0.265cm" fo:padding-bottom="0.265cm" fo:border="none"/>
    </style:style>
    <style:style style:name="Table25.A4" style:family="table-cell">
      <style:table-cell-properties style:vertical-align="middle" fo:padding-left="0.529cm" fo:padding-right="0.265cm" fo:padding-top="0.265cm" fo:padding-bottom="0.265cm" fo:border="none"/>
    </style:style>
    <style:style style:name="Table17" style:family="table">
      <style:table-properties style:width="1.037cm" fo:margin-left="0cm" fo:margin-top="0cm" fo:margin-bottom="0cm" table:align="left" style:writing-mode="lr-tb"/>
    </style:style>
    <style:style style:name="Table17.A" style:family="table-column">
      <style:table-column-properties style:column-width="1.03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025cm" fo:margin-left="0cm" fo:margin-top="0cm" fo:margin-bottom="0cm" table:align="left" style:writing-mode="lr-tb"/>
    </style:style>
    <style:style style:name="Table18.A" style:family="table-column">
      <style:table-column-properties style:column-width="1.02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2cm" fo:margin-left="0cm" fo:margin-top="0cm" fo:margin-bottom="0cm" table:align="left" style:writing-mode="lr-tb"/>
    </style:style>
    <style:style style:name="Table19.A" style:family="table-column">
      <style:table-column-properties style:column-width="1.0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3.958cm" fo:margin-left="0cm" fo:margin-top="0cm" fo:margin-bottom="0cm" table:align="left" style:writing-mode="lr-tb"/>
    </style:style>
    <style:style style:name="Table20.A" style:family="table-column">
      <style:table-column-properties style:column-width="3.95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037cm" fo:margin-left="0cm" fo:margin-top="0cm" fo:margin-bottom="0cm" table:align="left" style:writing-mode="lr-tb"/>
    </style:style>
    <style:style style:name="Table21.A" style:family="table-column">
      <style:table-column-properties style:column-width="1.03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25cm" fo:margin-left="0cm" fo:margin-top="0cm" fo:margin-bottom="0cm" table:align="left" style:writing-mode="lr-tb"/>
    </style:style>
    <style:style style:name="Table22.A" style:family="table-column">
      <style:table-column-properties style:column-width="1.02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2cm" fo:margin-left="0cm" fo:margin-top="0cm" fo:margin-bottom="0cm" table:align="left" style:writing-mode="lr-tb"/>
    </style:style>
    <style:style style:name="Table23.A" style:family="table-column">
      <style:table-column-properties style:column-width="1.02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3.958cm" fo:margin-left="0cm" fo:margin-top="0cm" fo:margin-bottom="0cm" table:align="left" style:writing-mode="lr-tb"/>
    </style:style>
    <style:style style:name="Table24.A" style:family="table-column">
      <style:table-column-properties style:column-width="3.958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6" style:family="table">
      <style:table-properties style:width="1.037cm" fo:margin-left="0cm" fo:margin-top="0cm" fo:margin-bottom="0cm" table:align="left" style:writing-mode="lr-tb"/>
    </style:style>
    <style:style style:name="Table26.A" style:family="table-column">
      <style:table-column-properties style:column-width="1.037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37cm" fo:margin-left="0cm" fo:margin-top="0cm" fo:margin-bottom="0cm" table:align="left" style:writing-mode="lr-tb"/>
    </style:style>
    <style:style style:name="Table28.A" style:family="table-column">
      <style:table-column-properties style:column-width="1.037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164cm" fo:margin-left="0cm" fo:margin-top="0cm" fo:margin-bottom="0cm" table:align="left" style:writing-mode="lr-tb"/>
    </style:style>
    <style:style style:name="Table29.A" style:family="table-column">
      <style:table-column-properties style:column-width="1.16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5.921cm" style:rel-width="100%" fo:margin-left="0cm" fo:margin-top="0cm" fo:margin-bottom="0cm" table:align="left" style:writing-mode="lr-tb"/>
    </style:style>
    <style:style style:name="Table30.A" style:family="table-column">
      <style:table-column-properties style:column-width="0.91cm" style:rel-column-width="3748*"/>
    </style:style>
    <style:style style:name="Table30.B" style:family="table-column">
      <style:table-column-properties style:column-width="15.011cm" style:rel-column-width="61786*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d8e4f3" fo:padding="0.265cm" fo:border="none">
        <style:background-image/>
      </style:table-cell-properties>
    </style:style>
    <style:style style:name="Table3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0.A2" style:family="table-cell">
      <style:table-cell-properties style:vertical-align="middle" fo:padding-left="0.529cm" fo:padding-right="0.265cm" fo:padding-top="0.265cm" fo:padding-bottom="0.265cm" fo:border="none"/>
    </style:style>
    <style:style style:name="Table30.A4" style:family="table-cell">
      <style:table-cell-properties style:vertical-align="middle" fo:padding-left="0.529cm" fo:padding-right="0.265cm" fo:padding-top="0.265cm" fo:padding-bottom="0.265cm" fo:border="none"/>
    </style:style>
    <style:style style:name="Table26" style:family="table">
      <style:table-properties style:width="1.037cm" fo:margin-left="0cm" fo:margin-top="0cm" fo:margin-bottom="0cm" table:align="left" style:writing-mode="lr-tb"/>
    </style:style>
    <style:style style:name="Table26.A" style:family="table-column">
      <style:table-column-properties style:column-width="1.037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37cm" fo:margin-left="0cm" fo:margin-top="0cm" fo:margin-bottom="0cm" table:align="left" style:writing-mode="lr-tb"/>
    </style:style>
    <style:style style:name="Table28.A" style:family="table-column">
      <style:table-column-properties style:column-width="1.037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164cm" fo:margin-left="0cm" fo:margin-top="0cm" fo:margin-bottom="0cm" table:align="left" style:writing-mode="lr-tb"/>
    </style:style>
    <style:style style:name="Table29.A" style:family="table-column">
      <style:table-column-properties style:column-width="1.16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1" style:family="table">
      <style:table-properties style:width="1.037cm" fo:margin-left="0cm" fo:margin-top="0cm" fo:margin-bottom="0cm" table:align="left" style:writing-mode="lr-tb"/>
    </style:style>
    <style:style style:name="Table31.A" style:family="table-column">
      <style:table-column-properties style:column-width="1.03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164cm" fo:margin-left="0cm" fo:margin-top="0cm" fo:margin-bottom="0cm" table:align="left" style:writing-mode="lr-tb"/>
    </style:style>
    <style:style style:name="Table32.A" style:family="table-column">
      <style:table-column-properties style:column-width="1.16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5.921cm" style:rel-width="100%" fo:margin-left="0cm" fo:margin-top="0cm" fo:margin-bottom="0cm" table:align="left" style:writing-mode="lr-tb"/>
    </style:style>
    <style:style style:name="Table33.A" style:family="table-column">
      <style:table-column-properties style:column-width="0.919cm" style:rel-column-width="3781*"/>
    </style:style>
    <style:style style:name="Table33.B" style:family="table-column">
      <style:table-column-properties style:column-width="15.002cm" style:rel-column-width="61753*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d8e4f3" fo:padding="0.265cm" fo:border="none">
        <style:background-image/>
      </style:table-cell-properties>
    </style:style>
    <style:style style:name="Table3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3.A2" style:family="table-cell">
      <style:table-cell-properties style:vertical-align="middle" fo:padding-left="0.529cm" fo:padding-right="0.265cm" fo:padding-top="0.265cm" fo:padding-bottom="0.265cm" fo:border="none"/>
    </style:style>
    <style:style style:name="Table31" style:family="table">
      <style:table-properties style:width="1.037cm" fo:margin-left="0cm" fo:margin-top="0cm" fo:margin-bottom="0cm" table:align="left" style:writing-mode="lr-tb"/>
    </style:style>
    <style:style style:name="Table31.A" style:family="table-column">
      <style:table-column-properties style:column-width="1.03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164cm" fo:margin-left="0cm" fo:margin-top="0cm" fo:margin-bottom="0cm" table:align="left" style:writing-mode="lr-tb"/>
    </style:style>
    <style:style style:name="Table32.A" style:family="table-column">
      <style:table-column-properties style:column-width="1.16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 text:display="none"/>
    </style:style>
    <style:style style:name="P3" style:family="paragraph" style:parent-style-name="Standard">
      <style:text-properties fo:color="#666666" style:font-name="Times New Roman"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fo:font-size="12pt" style:font-size-asian="12pt" style:font-size-complex="12pt"/>
    </style:style>
    <style:style style:name="P6" style:family="paragraph" style:parent-style-name="Standard" style:master-page-name="Standard">
      <loext:graphic-properties draw:fill="solid" draw:fill-color="#ffffff"/>
      <style:paragraph-properties style:page-number="auto" fo:background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fo:text-transform="uppercase" fo:color="#212529" style:font-name="Consolas" fo:font-size="12pt" style:font-size-asian="12pt" style:font-size-complex="12pt"/>
    </style:style>
    <style:style style:name="T8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GoBack"/></text:p>
      <text:p text:style-name="HTML_20_Top_20_of_20_Form">Top of Form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text:span text:style-name="T1">1.</text:span></text:p>
          </table:table-cell>
          <table:table-cell table:style-name="Table7.B1" office:value-type="string">
            <text:p text:style-name="HTML_20_Preformatted"><text:span text:style-name="T5">class G <text:s/></text:span></text:p>
            <text:p text:style-name="HTML_20_Preformatted"><text:span text:style-name="T5">{</text:span></text:p>
            <text:p text:style-name="HTML_20_Preformatted"><text:span text:style-name="T5"><text:s text:c="8"/>static int p;</text:span></text:p>
            <text:p text:style-name="HTML_20_Preformatted"><text:span text:style-name="T5"><text:s text:c="8"/>G(){</text:span></text:p>
            <text:p text:style-name="HTML_20_Preformatted"><text:span text:style-name="T5"><text:s text:c="16"/>p += 10;</text:span></text:p>
            <text:p text:style-name="HTML_20_Preformatted"><text:span text:style-name="T5"><text:s text:c="8"/>}</text:span></text:p>
            <text:p text:style-name="HTML_20_Preformatted"><text:span text:style-name="T5"><text:s text:c="8"/>{</text:span></text:p>
            <text:p text:style-name="HTML_20_Preformatted"><text:span text:style-name="T5"><text:s text:c="16"/>p += 20;</text:span></text:p>
            <text:p text:style-name="HTML_20_Preformatted"><text:span text:style-name="T5"><text:s text:c="8"/>}</text:span></text:p>
            <text:p text:style-name="HTML_20_Preformatted"><text:span text:style-name="T5"><text:s text:c="8"/>void test1(){</text:span></text:p>
            <text:p text:style-name="HTML_20_Preformatted"><text:span text:style-name="T5"><text:s text:c="16"/>p += 30;</text:span></text:p>
            <text:p text:style-name="HTML_20_Preformatted"><text:span text:style-name="T5"><text:s text:c="8"/>}</text:span></text:p>
            <text:p text:style-name="HTML_20_Preformatted"><text:span text:style-name="T5"><text:s text:c="8"/>static void test2(){</text:span></text:p>
            <text:p text:style-name="HTML_20_Preformatted"><text:span text:style-name="T5"><text:s text:c="16"/>p += 40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a: " + p);</text:span></text:p>
            <text:p text:style-name="HTML_20_Preformatted"><text:span text:style-name="T5"><text:s text:c="16"/>G g1 = new G();</text:span></text:p>
            <text:p text:style-name="HTML_20_Preformatted"><text:span text:style-name="T5"><text:s text:c="16"/>System.out.println("b: " + p);</text:span></text:p>
            <text:p text:style-name="HTML_20_Preformatted"><text:span text:style-name="T5"><text:s text:c="16"/>g1.test1();</text:span></text:p>
            <text:p text:style-name="HTML_20_Preformatted"><text:span text:style-name="T5"><text:s text:c="16"/>System.out.println("c: " + p);</text:span></text:p>
            <text:p text:style-name="HTML_20_Preformatted"><text:span text:style-name="T5"><text:s text:c="16"/>test2();</text:span></text:p>
            <text:p text:style-name="HTML_20_Preformatted"><text:span text:style-name="T5"><text:s text:c="16"/>System.out.println("d: " + p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7.1">
          <table:table-cell table:style-name="Table7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6">A.</text:span></text:span><draw:frame text:anchor-type="as-char" draw:z-index="0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a: 0</text:span></text:p>
                  <text:p text:style-name="HTML_20_Preformatted"><text:span text:style-name="T5">b: 30</text:span></text:p>
                  <text:p text:style-name="HTML_20_Preformatted"><text:span text:style-name="T5">c: 60</text:span></text:p>
                  <text:p text:style-name="HTML_20_Preformatted"><text:span text:style-name="T5">d: 100</text:span></text:p>
                </table:table-cell>
              </table:table-row>
            </table:table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7.1">
          <table:table-cell table:style-name="Table7.A1" office:value-type="string">
            <text:p text:style-name="Standard"><text:span text:style-name="T1">2.</text:span></text:p>
          </table:table-cell>
          <table:table-cell table:style-name="Table7.B1" office:value-type="string">
            <text:p text:style-name="HTML_20_Preformatted"><text:span text:style-name="T5">class H </text:span></text:p>
            <text:p text:style-name="HTML_20_Preformatted"><text:span text:style-name="T5">{</text:span></text:p>
            <text:p text:style-name="HTML_20_Preformatted"><text:span text:style-name="T5"><text:s text:c="8"/>static int p = 10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a: " + p);</text:span></text:p>
            <text:p text:style-name="HTML_20_Preformatted"><text:span text:style-name="T5"><text:s text:c="16"/>System.out.println("b: " + H.p);</text:span></text:p>
            <text:p text:style-name="HTML_20_Preformatted"><text:soft-page-break/><text:span text:style-name="T5"><text:s text:c="16"/>H obj = new H();</text:span></text:p>
            <text:p text:style-name="HTML_20_Preformatted"><text:span text:style-name="T5"><text:s text:c="16"/>System.out.println("c: " + obj.p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7.1">
          <table:table-cell table:style-name="Table7.A4" table:number-columns-spanned="2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6">A.</text:span></text:span><draw:frame text:anchor-type="as-char" draw:z-index="1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a: 10</text:span></text:p>
                  <text:p text:style-name="HTML_20_Preformatted"><text:span text:style-name="T5">b: 10</text:span></text:p>
                  <text:p text:style-name="HTML_20_Preformatted"><text:span text:style-name="T5">c: 10</text:span></text:p>
                </table:table-cell>
              </table:table-row>
            </table:table>
            <text:p text:style-name="P2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Standard"><text:span text:style-name="T1">3.</text:span></text:p>
          </table:table-cell>
          <table:table-cell table:style-name="Table16.B1" office:value-type="string">
            <text:p text:style-name="HTML_20_Preformatted"><text:span text:style-name="T5">class I </text:span></text:p>
            <text:p text:style-name="HTML_20_Preformatted"><text:span text:style-name="T5">{</text:span></text:p>
            <text:p text:style-name="HTML_20_Preformatted"><text:span text:style-name="T5"><text:s text:c="8"/>static int count;</text:span></text:p>
            <text:p text:style-name="HTML_20_Preformatted"><text:span text:style-name="T5"><text:s text:c="8"/>I(){</text:span></text:p>
            <text:p text:style-name="HTML_20_Preformatted"><text:span text:style-name="T5"><text:s text:c="16"/>count++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I obj1 = new I();</text:span></text:p>
            <text:p text:style-name="HTML_20_Preformatted"><text:span text:style-name="T5"><text:s text:c="16"/>System.out.println("a: " + count);</text:span></text:p>
            <text:p text:style-name="HTML_20_Preformatted"><text:span text:style-name="T5"><text:s text:c="16"/>I obj2 = new I();</text:span></text:p>
            <text:p text:style-name="HTML_20_Preformatted"><text:span text:style-name="T5"><text:s text:c="16"/>System.out.println("b: " + count);</text:span></text:p>
            <text:p text:style-name="HTML_20_Preformatted"><text:span text:style-name="T5"><text:s text:c="16"/>I obj3 = new I();</text:span></text:p>
            <text:p text:style-name="HTML_20_Preformatted"><text:span text:style-name="T5"><text:s text:c="16"/>System.out.println("c: " + count);</text:span></text:p>
            <text:p text:style-name="HTML_20_Preformatted"><text:span text:style-name="T5"><text:s text:c="16"/>I obj4 = new I();</text:span></text:p>
            <text:p text:style-name="HTML_20_Preformatted"><text:span text:style-name="T5"><text:s text:c="16"/>System.out.println("d: " + count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6.1">
          <table:table-cell table:style-name="Table16.A2" table:number-columns-spanned="2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6">B.</text:span></text:span><draw:frame text:anchor-type="as-char" draw:z-index="2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a: 1</text:span></text:p>
                  <text:p text:style-name="HTML_20_Preformatted"><text:span text:style-name="T5">b: 2</text:span></text:p>
                  <text:p text:style-name="HTML_20_Preformatted"><text:span text:style-name="T5">c: 3</text:span></text:p>
                  <text:p text:style-name="HTML_20_Preformatted"><text:span text:style-name="T5">d: 4</text:span></text:p>
                </table:table-cell>
              </table:table-row>
            </table:table>
            <text:p text:style-name="P2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oft-page-break/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16.1">
          <table:table-cell table:style-name="Table16.A1" office:value-type="string">
            <text:p text:style-name="Standard"><text:span text:style-name="T1">4.</text:span></text:p>
          </table:table-cell>
          <table:table-cell table:style-name="Table16.B1" office:value-type="string">
            <text:p text:style-name="HTML_20_Preformatted"><text:span text:style-name="T5">class J </text:span></text:p>
            <text:p text:style-name="HTML_20_Preformatted"><text:span text:style-name="T5">{</text:span></text:p>
            <text:p text:style-name="HTML_20_Preformatted"><text:span text:style-name="T5"><text:s text:c="8"/>static int count;</text:span></text:p>
            <text:p text:style-name="HTML_20_Preformatted"><text:span text:style-name="T5"><text:s text:c="8"/>J(){</text:span></text:p>
            <text:p text:style-name="HTML_20_Preformatted"><text:span text:style-name="T5"><text:s text:c="16"/>count++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J obj1 = new J();</text:span></text:p>
            <text:p text:style-name="HTML_20_Preformatted"><text:span text:style-name="T5"><text:s text:c="16"/>System.out.println("a: " + count);</text:span></text:p>
            <text:p text:style-name="HTML_20_Preformatted"><text:span text:style-name="T5"><text:s text:c="16"/>J obj2 = new J();</text:span></text:p>
            <text:p text:style-name="HTML_20_Preformatted"><text:span text:style-name="T5"><text:s text:c="16"/>System.out.println("b: " + count);</text:span></text:p>
            <text:p text:style-name="HTML_20_Preformatted"><text:span text:style-name="T5"><text:s text:c="16"/>J obj3 = new J();</text:span></text:p>
            <text:p text:style-name="HTML_20_Preformatted"><text:span text:style-name="T5"><text:s text:c="16"/>System.out.println("c: " + count);</text:span></text:p>
            <text:p text:style-name="HTML_20_Preformatted"><text:span text:style-name="T5"><text:s text:c="16"/>J obj4 = new J();</text:span></text:p>
            <text:p text:style-name="HTML_20_Preformatted"><text:span text:style-name="T5"><text:s text:c="16"/>System.out.println("d: " + count);</text:span></text:p>
            <text:p text:style-name="HTML_20_Preformatted"><text:span text:style-name="T5"><text:s text:c="16"/>System.out.println("e: " + obj1.count);</text:span></text:p>
            <text:p text:style-name="HTML_20_Preformatted"><text:span text:style-name="T5"><text:s text:c="16"/>System.out.println("f: " + obj2.count);</text:span></text:p>
            <text:p text:style-name="HTML_20_Preformatted"><text:span text:style-name="T5"><text:s text:c="16"/>System.out.println("g: " + obj3.count);</text:span></text:p>
            <text:p text:style-name="HTML_20_Preformatted"><text:span text:style-name="T5"><text:s text:c="16"/>System.out.println("h: " + obj4.count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6.1">
          <table:table-cell table:style-name="Table16.A4" table:number-columns-spanned="2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6">C.</text:span></text:span><draw:frame text:anchor-type="as-char" draw:z-index="3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a: 1</text:span></text:p>
                  <text:p text:style-name="HTML_20_Preformatted"><text:span text:style-name="T5">b: 2</text:span></text:p>
                  <text:p text:style-name="HTML_20_Preformatted"><text:span text:style-name="T5">c: 3</text:span></text:p>
                  <text:p text:style-name="HTML_20_Preformatted"><text:span text:style-name="T5">d: 4</text:span></text:p>
                  <text:p text:style-name="HTML_20_Preformatted"><text:span text:style-name="T5">e: 4</text:span></text:p>
                  <text:p text:style-name="HTML_20_Preformatted"><text:span text:style-name="T5">f: 4</text:span></text:p>
                  <text:p text:style-name="HTML_20_Preformatted"><text:span text:style-name="T5">g: 4</text:span></text:p>
                  <text:p text:style-name="HTML_20_Preformatted"><text:span text:style-name="T5">h: 4</text:span></text:p>
                </table:table-cell>
              </table:table-row>
            </table:table>
            <text:p text:style-name="P2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Standard"><text:span text:style-name="T1">5.</text:span></text:p>
          </table:table-cell>
          <table:table-cell table:style-name="Table25.B1" office:value-type="string">
            <text:p text:style-name="HTML_20_Preformatted"><text:span text:style-name="T5">class K </text:span></text:p>
            <text:p text:style-name="HTML_20_Preformatted"><text:span text:style-name="T5">{</text:span></text:p>
            <text:p text:style-name="HTML_20_Preformatted"><text:span text:style-name="T5"><text:s text:c="8"/>static int count;</text:span></text:p>
            <text:p text:style-name="HTML_20_Preformatted"><text:span text:style-name="T5"><text:s text:c="8"/>K(){</text:span></text:p>
            <text:p text:style-name="HTML_20_Preformatted"><text:span text:style-name="T5"><text:s text:c="16"/>count ++;</text:span></text:p>
            <text:p text:style-name="HTML_20_Preformatted"><text:soft-page-break/><text:span text:style-name="T5"><text:s text:c="8"/>}</text:span></text:p>
            <text:p text:style-name="HTML_20_Preformatted"><text:span text:style-name="T5"><text:s text:c="8"/>K(int i){</text:span></text:p>
            <text:p text:style-name="HTML_20_Preformatted"><text:span text:style-name="T5"><text:s text:c="16"/>count ++;</text:span></text:p>
            <text:p text:style-name="HTML_20_Preformatted"><text:span text:style-name="T5"><text:s text:c="8"/>}</text:span></text:p>
            <text:p text:style-name="HTML_20_Preformatted"><text:span text:style-name="T5"><text:s text:c="8"/>K(int i, int j){</text:span></text:p>
            <text:p text:style-name="HTML_20_Preformatted"><text:span text:style-name="T5"><text:s text:c="16"/>count ++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K k1 = new K();</text:span></text:p>
            <text:p text:style-name="HTML_20_Preformatted"><text:span text:style-name="T5"><text:s text:c="16"/>K k2 = new K(10);</text:span></text:p>
            <text:p text:style-name="HTML_20_Preformatted"><text:span text:style-name="T5"><text:s text:c="16"/>K k3 = new K(10, 20);</text:span></text:p>
            <text:p text:style-name="HTML_20_Preformatted"><text:span text:style-name="T5"><text:s text:c="16"/>K k4 = new K(20);</text:span></text:p>
            <text:p text:style-name="HTML_20_Preformatted"><text:span text:style-name="T5"><text:s text:c="16"/>K k5 = new K();</text:span></text:p>
            <text:p text:style-name="HTML_20_Preformatted"><text:span text:style-name="T5"><text:s text:c="16"/>System.out.println(count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5.1">
          <table:table-cell table:style-name="Table25.A2" table:number-columns-spanned="2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pd-r10"><text:span text:style-name="T6">A.</text:span></text:span><draw:frame text:anchor-type="as-char" draw:z-index="4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5</text:span></text:p>
                </table:table-cell>
              </table:table-row>
            </table:table>
            <text:p text:style-name="P2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1">6.</text:span></text:p>
          </table:table-cell>
          <table:table-cell table:style-name="Table25.B1" office:value-type="string">
            <text:p text:style-name="HTML_20_Preformatted"><text:span text:style-name="T5">class L </text:span></text:p>
            <text:p text:style-name="HTML_20_Preformatted"><text:span text:style-name="T5">{</text:span></text:p>
            <text:p text:style-name="HTML_20_Preformatted"><text:span text:style-name="T5"><text:s text:c="8"/>static int count;</text:span></text:p>
            <text:p text:style-name="HTML_20_Preformatted"><text:span text:style-name="T5"><text:s text:c="8"/>L(){</text:span></text:p>
            <text:p text:style-name="HTML_20_Preformatted"><text:span text:style-name="T5"><text:s text:c="8"/>}</text:span></text:p>
            <text:p text:style-name="HTML_20_Preformatted"><text:span text:style-name="T5"><text:s text:c="8"/>L(int i){</text:span></text:p>
            <text:p text:style-name="HTML_20_Preformatted"><text:span text:style-name="T5"><text:s text:c="8"/>}</text:span></text:p>
            <text:p text:style-name="HTML_20_Preformatted"><text:span text:style-name="T5"><text:s text:c="8"/>L(int i, int j){</text:span></text:p>
            <text:p text:style-name="HTML_20_Preformatted"><text:span text:style-name="T5"><text:s text:c="8"/>}</text:span></text:p>
            <text:p text:style-name="P1"/>
            <text:p text:style-name="HTML_20_Preformatted"><text:span text:style-name="T5"><text:s text:c="8"/>{</text:span></text:p>
            <text:p text:style-name="HTML_20_Preformatted"><text:span text:style-name="T5"><text:s text:c="16"/>count ++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L obj1 = new L();</text:span></text:p>
            <text:p text:style-name="HTML_20_Preformatted"><text:span text:style-name="T5"><text:s text:c="16"/>L obj2 = new L();</text:span></text:p>
            <text:p text:style-name="HTML_20_Preformatted"><text:span text:style-name="T5"><text:s text:c="16"/>L obj3 = new L(20);</text:span></text:p>
            <text:p text:style-name="HTML_20_Preformatted"><text:span text:style-name="T5"><text:s text:c="16"/>L obj4 = new L();</text:span></text:p>
            <text:p text:style-name="HTML_20_Preformatted"><text:span text:style-name="T5"><text:s text:c="16"/>L obj5 = new L();</text:span></text:p>
            <text:p text:style-name="HTML_20_Preformatted"><text:soft-page-break/><text:span text:style-name="T5"><text:s text:c="16"/>L obj6 = new L(1, 4);</text:span></text:p>
            <text:p text:style-name="HTML_20_Preformatted"><text:span text:style-name="T5"><text:s text:c="16"/>L obj7 = new L();</text:span></text:p>
            <text:p text:style-name="HTML_20_Preformatted"><text:span text:style-name="T5"><text:s text:c="16"/>L obj8 = new L();</text:span></text:p>
            <text:p text:style-name="HTML_20_Preformatted"><text:span text:style-name="T5"><text:s text:c="16"/>L obj9 = new L();</text:span></text:p>
            <text:p text:style-name="HTML_20_Preformatted"><text:span text:style-name="T5"><text:s text:c="16"/>L obj10 = new L(7, 8);</text:span></text:p>
            <text:p text:style-name="HTML_20_Preformatted"><text:span text:style-name="T5"><text:s text:c="16"/>System.out.println(count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5.1">
          <table:table-cell table:style-name="Table25.A4" table:number-columns-spanned="2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6">B.</text:span></text:span><draw:frame text:anchor-type="as-char" draw:z-index="5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10</text:span></text:p>
                </table:table-cell>
              </table:table-row>
            </table:table>
            <text:p text:style-name="P2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Standard"><text:span text:style-name="T1">7.</text:span></text:p>
          </table:table-cell>
          <table:table-cell table:style-name="Table30.B1" office:value-type="string">
            <text:p text:style-name="HTML_20_Preformatted"><text:span text:style-name="T5">Is it possible to use static variables any where in the class</text:span></text:p>
          </table:table-cell>
        </table:table-row>
        <table:table-row table:style-name="Table30.1">
          <table:table-cell table:style-name="Table30.A2" table:number-columns-spanned="2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6">A.</text:span></text:span><draw:frame text:anchor-type="as-char" draw:z-index="6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True</text:span></text:p>
                </table:table-cell>
              </table:table-row>
            </table:table>
            <text:p text:style-name="P2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30.1">
          <table:table-cell table:style-name="Table30.A1" office:value-type="string">
            <text:p text:style-name="Standard"><text:span text:style-name="T1">8.</text:span></text:p>
          </table:table-cell>
          <table:table-cell table:style-name="Table30.B1" office:value-type="string">
            <text:p text:style-name="HTML_20_Preformatted"><text:span text:style-name="T5">Is this possible static member of one class can be used in another class without class name</text:span></text:p>
          </table:table-cell>
        </table:table-row>
        <table:table-row table:style-name="Table30.1">
          <table:table-cell table:style-name="Table30.A4" table:number-columns-spanned="2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Standard"><text:span text:style-name="pd-r10"><text:span text:style-name="T6">A.</text:span></text:span><draw:frame text:anchor-type="as-char" draw:z-index="7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True</text:span></text:p>
                </table:table-cell>
              </table:table-row>
            </table:table>
            <text:p text:style-name="P2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Standard"><text:span text:style-name="T1">9.</text:span></text:p>
          </table:table-cell>
          <table:table-cell table:style-name="Table33.B1" office:value-type="string">
            <text:p text:style-name="HTML_20_Preformatted"><text:span text:style-name="T5">Is it possible to access static variable along with reference variable</text:span></text:p>
          </table:table-cell>
        </table:table-row>
        <table:table-row table:style-name="Table33.1">
          <table:table-cell table:style-name="Table33.A2" table:number-columns-spanned="2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pd-r10"><text:span text:style-name="T6">A.</text:span></text:span><draw:frame text:anchor-type="as-char" draw:z-index="8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True</text:span></text:p>
                </table:table-cell>
              </table:table-row>
            </table:table>
            <text:p text:style-name="P2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oft-page-break/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41"/>Topic: Objects_Count_Questions</text:span></text:p>
      </style:header>
      <style:footer>
        <text:p text:style-name="Footer"><text:span text:style-name="MT1">©VIJAYS PROGRAMMI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0</meta:editing-cycles>
    <meta:creation-date>2022-11-22T17:12:00</meta:creation-date>
    <dc:date>2023-12-13T13:45:36.911193608</dc:date>
    <meta:editing-duration>PT25M50S</meta:editing-duration>
    <meta:generator>LibreOffice/6.4.7.2$Linux_X86_64 LibreOffice_project/40$Build-2</meta:generator>
    <meta:document-statistic meta:table-count="33" meta:image-count="0" meta:object-count="0" meta:page-count="6" meta:paragraph-count="173" meta:word-count="462" meta:character-count="3560" meta:non-whitespace-character-count="1889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